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Bay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5.28">
            <text:p>45,28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105.757638482895">
            <text:p>105,76 €</text:p>
          </table:table-cell>
          <table:table-cell table:style-name="ce5" table:formula="of:=[.F2]-[.B3]/[.B4]" office:value-type="currency" office:currency="EUR" office:value="67.0611008046872">
            <text:p>67,06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8">
            <text:p>38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85.7855225895573">
            <text:p>85,79 €</text:p>
          </table:table-cell>
          <table:table-cell table:formula="of:=[.F3]-[.B3]/[.B4]" office:value-type="currency" office:currency="EUR" office:value="47.0889849113495">
            <text:p>47,09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47.1936465154583">
            <text:p>47,19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982">
            <text:p>0,98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66.3367147167634">
            <text:p>66,34 €</text:p>
          </table:table-cell>
          <table:table-cell table:style-name="ce14" table:formula="of:=[.F4]-[.B3]/[.B4]" office:value-type="currency" office:currency="EUR" office:value="27.6401770385557">
            <text:p>27,64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0.48">
            <text:p>0,48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0.24">
            <text:p>0,24 €</text:p>
          </table:table-cell>
          <table:table-cell table:style-name="ce7"/>
          <table:table-cell table:formula="of:=[.B8]/(1+[.D2])^(1/4)" office:value-type="currency" office:currency="EUR" office:value="0.235974621027411">
            <text:p>0,24 €</text:p>
          </table:table-cell>
          <table:table-cell table:formula="of:=[.B5]/2" office:value-type="currency" office:currency="EUR" office:value="0.24">
            <text:p>0,24 €</text:p>
          </table:table-cell>
          <table:table-cell table:style-name="ce8"/>
          <table:table-cell table:formula="of:=[.E8]/(1+[.D3])^(1/4)" office:value-type="currency" office:currency="EUR" office:value="0.235154777873934">
            <text:p>0,24 €</text:p>
          </table:table-cell>
          <table:table-cell table:formula="of:=[.B5]/2" office:value-type="currency" office:currency="EUR" office:value="0.24">
            <text:p>0,24 €</text:p>
          </table:table-cell>
          <table:table-cell table:style-name="ce9"/>
          <table:table-cell table:formula="of:=[.H8]/(1+[.D4])^(1/4)" office:value-type="currency" office:currency="EUR" office:value="0.234348981522315">
            <text:p>0,2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4.8">
            <text:p>4,80 €</text:p>
          </table:table-cell>
          <table:table-cell office:value-type="percentage" office:value="9">
            <text:p>900,00%</text:p>
          </table:table-cell>
          <table:table-cell table:formula="of:=[.B9]/(1+[.$D$2])^[.A9]" office:value-type="currency" office:currency="EUR" office:value="4.48598130841121">
            <text:p>4,49 €</text:p>
          </table:table-cell>
          <table:table-cell table:formula="of:=[.B5]*(1+[.F9])" office:value-type="currency" office:currency="EUR" office:value="4.656">
            <text:p>4,66 €</text:p>
          </table:table-cell>
          <table:table-cell office:value-type="percentage" office:value="8.7">
            <text:p>870,00%</text:p>
          </table:table-cell>
          <table:table-cell table:formula="of:=[.E9]/(1+[.$D$3])^[.A9]" office:value-type="currency" office:currency="EUR" office:value="4.29124423963134">
            <text:p>4,29 €</text:p>
          </table:table-cell>
          <table:table-cell table:formula="of:=[.B5]*(1+[.I9])" office:value-type="currency" office:currency="EUR" office:value="4.56">
            <text:p>4,56 €</text:p>
          </table:table-cell>
          <table:table-cell office:value-type="percentage" office:value="8.5">
            <text:p>850,00%</text:p>
          </table:table-cell>
          <table:table-cell table:formula="of:=[.H9]/(1+[.$D$4])^[.A9]" office:value-type="currency" office:currency="EUR" office:value="4.14545454545454">
            <text:p>4,1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5.328">
            <text:p>5,33 €</text:p>
          </table:table-cell>
          <table:table-cell office:value-type="percentage" office:value="0.11">
            <text:p>11,00%</text:p>
          </table:table-cell>
          <table:table-cell table:formula="of:=[.B10]/(1+[.$D$2])^[.A10]" office:value-type="currency" office:currency="EUR" office:value="4.65368154423967">
            <text:p>4,65 €</text:p>
          </table:table-cell>
          <table:table-cell table:formula="of:=[.E9]*(1+[.F10])" office:value-type="currency" office:currency="EUR" office:value="5.1216">
            <text:p>5,12 €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EUR" office:value="4.35057019686126">
            <text:p>4,35 €</text:p>
          </table:table-cell>
          <table:table-cell table:formula="of:=[.H9]*(1+[.I10])" office:value-type="currency" office:currency="EUR" office:value="4.8336">
            <text:p>4,83 €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EUR" office:value="3.99471074380165">
            <text:p>3,99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5.70096">
            <text:p>5,70 €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EUR" office:value="4.65368154423967">
            <text:p>4,65 €</text:p>
          </table:table-cell>
          <table:table-cell table:formula="of:=[.E10]*(1+[.F11])" office:value-type="currency" office:currency="EUR" office:value="5.428896">
            <text:p>5,43 €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EUR" office:value="4.25032664393819">
            <text:p>4,25 €</text:p>
          </table:table-cell>
          <table:table-cell table:formula="of:=[.H10]*(1+[.I11])" office:value-type="currency" office:currency="EUR" office:value="5.07528">
            <text:p>5,08 €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EUR" office:value="3.81313298271976">
            <text:p>3,81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6.4420848">
            <text:p>6,44 €</text:p>
          </table:table-cell>
          <table:table-cell office:value-type="percentage" office:value="0.13">
            <text:p>13,00%</text:p>
          </table:table-cell>
          <table:table-cell table:formula="of:=[.B12]/(1+[.$D$2])^[.A12]" office:value-type="currency" office:currency="EUR" office:value="4.91463564952414">
            <text:p>4,91 €</text:p>
          </table:table-cell>
          <table:table-cell table:formula="of:=[.E11]*(1+[.F12])" office:value-type="currency" office:currency="EUR" office:value="6.08036352">
            <text:p>6,08 €</text:p>
          </table:table-cell>
          <table:table-cell office:value-type="percentage" office:value="0.12">
            <text:p>12,00%</text:p>
          </table:table-cell>
          <table:table-cell table:formula="of:=[.E12]/(1+[.$D$3])^[.A12]" office:value-type="currency" office:currency="EUR" office:value="4.38743395503297">
            <text:p>4,39 €</text:p>
          </table:table-cell>
          <table:table-cell table:formula="of:=[.H11]*(1+[.I12])" office:value-type="currency" office:currency="EUR" office:value="5.3797968">
            <text:p>5,38 €</text:p>
          </table:table-cell>
          <table:table-cell office:value-type="percentage" office:value="0.06">
            <text:p>6,00%</text:p>
          </table:table-cell>
          <table:table-cell table:formula="of:=[.H12]/(1+[.$D$4])^[.A12]" office:value-type="currency" office:currency="EUR" office:value="3.67447360152995">
            <text:p>3,67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6.699768192">
            <text:p>6,70 €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EUR" office:value="4.77684212664028">
            <text:p>4,78 €</text:p>
          </table:table-cell>
          <table:table-cell table:formula="of:=[.E12]*(1+[.F13])" office:value-type="currency" office:currency="EUR" office:value="6.2627744256">
            <text:p>6,26 €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EUR" office:value="4.16502946883315">
            <text:p>4,17 €</text:p>
          </table:table-cell>
          <table:table-cell table:formula="of:=[.H12]*(1+[.I13])" office:value-type="currency" office:currency="EUR" office:value="5.487392736">
            <text:p>5,49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3.40723915778232">
            <text:p>3,41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6.96775891968">
            <text:p>6,97 €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EUR" office:value="4.64291197355691">
            <text:p>4,64 €</text:p>
          </table:table-cell>
          <table:table-cell table:formula="of:=[.E13]*(1+[.F14])" office:value-type="currency" office:currency="EUR" office:value="6.450657658368">
            <text:p>6,45 €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EUR" office:value="3.95389894276326">
            <text:p>3,95 €</text:p>
          </table:table-cell>
          <table:table-cell table:formula="of:=[.H13]*(1+[.I14])" office:value-type="currency" office:currency="EUR" office:value="5.59714059072">
            <text:p>5,60 €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EUR" office:value="3.15943994630724">
            <text:p>3,16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7.2464692764672">
            <text:p>7,25 €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EUR" office:value="4.51273687149457">
            <text:p>4,51 €</text:p>
          </table:table-cell>
          <table:table-cell table:formula="of:=[.E14]*(1+[.F15])" office:value-type="currency" office:currency="EUR" office:value="6.64417738811904">
            <text:p>6,64 €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EUR" office:value="3.75347088575683">
            <text:p>3,75 €</text:p>
          </table:table-cell>
          <table:table-cell table:formula="of:=[.H14]*(1+[.I15])" office:value-type="currency" office:currency="EUR" office:value="5.7090834025344">
            <text:p>5,71 €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EUR" office:value="2.92966249566671">
            <text:p>2,93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7.53632804752589">
            <text:p>7,54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4.38621153864893">
            <text:p>4,39 €</text:p>
          </table:table-cell>
          <table:table-cell table:formula="of:=[.E15]*(1+[.F16])" office:value-type="currency" office:currency="EUR" office:value="6.84350270976261">
            <text:p>6,84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3.56320277634059">
            <text:p>3,56 €</text:p>
          </table:table-cell>
          <table:table-cell table:formula="of:=[.H15]*(1+[.I16])" office:value-type="currency" office:currency="EUR" office:value="5.82326507058509">
            <text:p>5,82 €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EUR" office:value="2.7165961323455">
            <text:p>2,72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7.83778116942692">
            <text:p>7,84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4.26323364504195">
            <text:p>4,26 €</text:p>
          </table:table-cell>
          <table:table-cell table:formula="of:=[.E16]*(1+[.F17])" office:value-type="currency" office:currency="EUR" office:value="7.04880779105549">
            <text:p>7,05 €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EUR" office:value="3.38257959412977">
            <text:p>3,38 €</text:p>
          </table:table-cell>
          <table:table-cell table:formula="of:=[.H16]*(1+[.I17])" office:value-type="currency" office:currency="EUR" office:value="5.93973037199679">
            <text:p>5,94 €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EUR" office:value="2.51902550453855">
            <text:p>2,52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8.151292416204">
            <text:p>8,15 €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EUR" office:value="4.1437037297604">
            <text:p>4,14 €</text:p>
          </table:table-cell>
          <table:table-cell table:formula="of:=[.E17]*(1+[.F18])" office:value-type="currency" office:currency="EUR" office:value="7.26027202478716">
            <text:p>7,26 €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EUR" office:value="3.21111242576375">
            <text:p>3,21 €</text:p>
          </table:table-cell>
          <table:table-cell table:formula="of:=[.H17]*(1+[.I18])" office:value-type="currency" office:currency="EUR" office:value="6.05852497943673">
            <text:p>6,06 €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EUR" office:value="2.33582364966302">
            <text:p>2,34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45.6695945525851">
            <text:p>45,67 €</text:p>
          </table:table-cell>
          <table:table-cell/>
          <table:table-cell table:style-name="ce8"/>
          <table:table-cell table:formula="of:=SUM([.G8:.G18])" office:value-type="currency" office:currency="EUR" office:value="39.5440239069251">
            <text:p>39,54 €</text:p>
          </table:table-cell>
          <table:table-cell/>
          <table:table-cell table:style-name="ce9"/>
          <table:table-cell table:formula="of:=SUM([.J8:.J18])" office:value-type="currency" office:currency="EUR" office:value="32.9299077413316">
            <text:p>32,93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22.26938624306">
            <text:p>122,27 €</text:p>
          </table:table-cell>
          <table:table-cell table:style-name="ce7"/>
          <table:table-cell table:formula="of:=[.B20]/(1+[.D2])^([.A18]+1/2)" office:value-type="currency" office:currency="EUR" office:value="60.0880439303098">
            <text:p>60,09 €</text:p>
          </table:table-cell>
          <table:table-cell table:formula="of:=[.E18]*[.D5]" office:value-type="currency" office:currency="EUR" office:value="108.904080371807">
            <text:p>108,90 €</text:p>
          </table:table-cell>
          <table:table-cell table:style-name="ce8"/>
          <table:table-cell table:formula="of:=[.E20]/(1+[.D3])^([.A18]+1/2)" office:value-type="currency" office:currency="EUR" office:value="46.2414986826322">
            <text:p>46,24 €</text:p>
          </table:table-cell>
          <table:table-cell table:formula="of:=[.H18]*[.D5]" office:value-type="currency" office:currency="EUR" office:value="90.8778746915509">
            <text:p>90,88 €</text:p>
          </table:table-cell>
          <table:table-cell table:style-name="ce9"/>
          <table:table-cell table:formula="of:=[.H20]/(1+[.D4])^([.A18]+1/2)" office:value-type="currency" office:currency="EUR" office:value="33.4068069754319">
            <text:p>33,41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0">20.12.2021</text:date>, <text:time>19:11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0T19:11:46.91</dc:date>
    <dc:creator>aaa </dc:creator>
    <meta:editing-duration>P2DT21H6M27S</meta:editing-duration>
    <meta:editing-cycles>47</meta:editing-cycles>
    <meta:generator>OpenOffice/4.1.5$Win32 OpenOffice.org_project/415m1$Build-9789</meta:generator>
    <meta:document-statistic meta:table-count="5" meta:cell-count="687" meta:object-count="0"/>
  </office:meta>
</office:document-meta>
</file>